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Ou va tu sans lumière vincent ?</text:p>
      <text:p text:style-name="Standard"/>
      <text:p text:style-name="Standard">Au soleil !</text:p>
      <text:p text:style-name="Standard"/>
      <text:p text:style-name="Standard">Et me coucher !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ial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ezvin</dc:creator>
    <meta:creation-date>2009-04-16T11:32:00Z</meta:creation-date>
    <dc:date>2016-02-10T15:36:00Z</dc:date>
    <meta:template xlink:href="Normal.dotm" xlink:type="simple"/>
    <meta:editing-cycles>9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9" meta:character-count="61" meta:row-count="1" meta:non-whitespace-character-count="53"/>
  </office:meta>
</office:document-meta>
</file>